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4_1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69</text:p>
      <text:p text:style-name="P2">Month<text:tab/><text:tab/><text:tab/><text:tab/><text:tab/><text:tab/></text:p>
      <text:p text:style-name="P2">Year<text:tab/><text:tab/><text:tab/><text:tab/><text:tab/><text:tab/>1869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Passover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1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6">A sermon for the Sabbath/</text:p>
      <text:p text:style-name="P6">before Passover <text:s/>1869/</text:p>
      <text:p text:style-name="P6"/>
      <text:p text:style-name="P5">[Page 1]</text:p>
      <text:p text:style-name="P5">Brethren! <text:s/>Various are the reasons given for the name by/ which this Sabbath is designated. <text:s/>I have read, among others,/ that it has also derived its origin from a practice prevalent/ in former ages. <text:s/>Our fathers thronged the Synagogue, and/ remained therein longer than <text:span text:style-name="T2">customarily</text:span><text:span text:style-name="T3"> ordinarily, to be instructed/ in the rules attending the observance of the approaching/ festival. <text:s/>That circumstance, added solemnity to the day;/ and therefore it was distinguished by the appellation of/ [Hebrew] "the great Sabbath." <text:s/>That epithet is retained/ even at the present time. <text:s/>But scarcely for the motive/ just assigned. <text:s/>The preacher who should imagine to be/ able to </text:span><text:span text:style-name="T2">detain his congregation, and</text:span><text:span text:style-name="T3"> command attention by/ descanting on the importance of removing every trace of leaven/ from our </text:span><text:span text:style-name="T2">dwelling places</text:span><text:span text:style-name="T3"> homes</text:span><text:span text:style-name="T2">teads</text:span><text:span text:style-name="T3">, or on the nature of the food and the/ utensils permitted to be used during the Passover, would soon discover/ that his words fell upon listless ears. <text:s/>Are we then/ better informed on the subject? <text:s/>Or, is the interest, which our/ predecessors evinced in whatever concerns the anniversary of our/ freedom from bondage, greatly lessened? <text:s/>Daily occurrences tend to corroborate the latter of my 2 suppositions. <text:s/>Yet; If we credit that/ which the self-styled progressive press circulates, our antipathy/</text:span></text:p>
      <text:p text:style-name="P5"><text:span text:style-name="T3"/></text:p>
      <text:p text:style-name="P5"><text:span text:style-name="T3">[Page 2]</text:span></text:p>
      <text:p text:style-name="P7">to<text:span text:style-name="T3"> against the observances of old, arises from a higher conception of/ our religious mission. <text:s/></text:span>If<text:span text:style-name="T3"> </text:span><text:soft-page-break/><text:span text:style-name="T3">Whereas, on the other hand if the assertions/ publicly made by the followers of the man of Nazareth, are/ to be believed, it is the sure index of our gradual </text:span>adoption<text:span text:style-name="T3"> lapsing/ </text:span>of<text:span text:style-name="T3"> into the doctrines they profess. <text:s/>I however, judge both to/ be wrong. <text:s/>The prevailing indifference for the rites/ of our faith, does by no means </text:span>prove<text:span text:style-name="T3"> denote a due appreciation of/ its spirit. <text:s/>To argue thus, would be to declare that/ those sentiments of the heart are the strongest, which are/ never revealed by external evidences. <text:s/>No: love is/ demonstrative. <text:s/>The object of our affection, is not only/ the burden of our thoughts, but the being upon whom we/ delight to bestow the tokens of our </text:span>sentiments<text:span text:style-name="T3"> inward feelings. <text:s/>Just because/ our progenitors did honor the principles of Judaism, they/ practically showed the </text:span>feelings by<text:span text:style-name="T3"> sentiments regarding it with which they were imbued./ <text:s/></text:span>And<text:span text:style-name="T3"> So that when the season arrived which </text:span>[?]<text:span text:style-name="T3"> calls to memory the most/ important event in the history of our people, everything/ attested their desire </text:span>of<text:span text:style-name="T3"> to celebrate</text:span>ing<text:span text:style-name="T3"> it in the </text:span>signal<text:span text:style-name="T3"> most remarkable manner./ <text:s/>Their unsophisticated minds could not understand, how a/ Hebrew might perform his mission </text:span><text:span text:style-name="T4">negatively</text:span><text:span text:style-name="T5">./</text:span></text:p>
      <text:p text:style-name="P7"><text:span text:style-name="T5">I use the term advisedly; for, it is so that many of/</text:span></text:p>
      <text:p text:style-name="P7"><text:span text:style-name="T5"/></text:p>
      <text:p text:style-name="P7"><text:span text:style-name="T5">[Page 3]</text:span></text:p>
      <text:p text:style-name="P7"><text:span text:style-name="T5">my brethren (and they are the loudest in professing reverence for/ the ancestral creed) imagine they can discharge their religious duty./ <text:s/>The ritual law is regarded by them as antiquated, and he who/ observes it as a benighted being. <text:s/>Their religion resolves itself into a/ denial of a </text:span><text:span text:style-name="T6">plurality of gods</text:span><text:span text:style-name="T5"> triune god; and that they dignify with/ the title of "the" Messiaship of Israel." <text:s/>Let those who/ have a mind to reflect, determine, whether such is the/ Judaism, the adherence to which is destined to dispell the/ errors of gentilism. <text:s/>I walk in the light, shed around/ me by history, and see, as clearly as at noon-day, that a/ course like that pursued by the so called reformed Jews of/ this age, would, in less than a century, obliterate even the memory/ of the truths, we were commissioned to perpetuate./ <text:s/>None of us can resist surrounding influences. <text:s/>Unless our/ attention is drawn therefrom by some powerful agencies, we/ must finally yeild[sic!]. <text:s/>Those agencies, my dear hearers!/ are the statutes of the Pentateuch, guarded by Rabbinical/ enactments. <text:s/>Let your sons grow with the/ mere knowledge of the existence of God, and if they will not/ embrace the belief of the majority, their offspring will surely/</text:span></text:p>
      <text:p text:style-name="P7"><text:span text:style-name="T5"/></text:p>
      <text:p text:style-name="P7"><text:span text:style-name="T5">[Page 4]</text:span></text:p>
      <text:p text:style-name="P7"><text:span text:style-name="T5">become identified with it. <text:s/>The Sages of our nation have/ said [Hebrew] "He who rejects false deities, gives/ his assent to the teachings of the whole law." <text:s/>And again: [Hebrew]/ [Hebrew] "</text:span><text:span text:style-name="T6">He who discards</text:span><text:span text:style-name="T5"> Whosoever abjures idolatry, is called a Jew."/ <text:s/>But those pithy sentences have evidently reference to non-/Israelites. <text:s/>They antonomastically allude </text:span><text:span text:style-name="T6">to</text:span><text:span text:style-name="T5"> to the gentiles, from whose eyes the veil which/ conceals the truth, has been lifted up. <text:s/></text:span><text:span text:style-name="T6">But those</text:span><text:span text:style-name="T5"> The men who/ are born of the Hebrew race have positive obligations/ to perform, by which they will prove their fidelity to the/ Lord, and propagate the knowledge of his Unity./ <text:s/>Of them did the greatest of all mortals speak in his parting/ address." <text:s/>Set your hearts unto all the words which I testify/ among you this day; so that you may command them to your children,/ and they will observe to do all the words of this law"./ <text:s/>And that saying of the arch-prophet is reechoed by the/ inspired Asaph. <text:s/>"He established a testimony in Jacob, and/ instituted a law in Israel, which he commanded our fathers,/ that they should make them known to their children./ <text:s/>In order that the latest generation might know them, even/ the children that are to be born, that they may arise and again relate/ them to their own children. <text:s/>So, that they place their hope in God,/</text:span></text:p>
      <text:p text:style-name="P7"><text:span text:style-name="T5"/></text:p>
      <text:p text:style-name="P7"><text:span text:style-name="T5">[Page 5]</text:span></text:p>
      <text:p text:style-name="P7"><text:span text:style-name="T5">and do not forget the doings of the Almighty; but observe/ his commandments." <text:s/>What means then the/ doctrine now preached, that ceremonial precepts may/ be kept at </text:span><text:span text:style-name="T6">bay</text:span><text:span text:style-name="T5"> a distance, provided the idea of One God is kept/ in sight? <text:s/>Must we believe, that the punish-/-ment of [Hebrew] "excision" pronounced against the Israelite/ who eats aught which is leavened on Passover, will not/ be inflicted? <text:s/>Or, that by placing upon our table an/ unleavened cake, as a memorial of the past, we have duly/ solemnized the </text:span><text:soft-page-break/><text:span text:style-name="T5">great season of our redemption from Egypt?/ <text:s/>For, you will be no more surprised to learn, that such a course/ has been advocated, than I was to bear the assertion that/ Passover may be postponed to the fourteenth of the following/ month, if it be inconvenient to observe it, an entire week/ in Nissan. <text:s/>No theory, however untenable, can now-a-days/ be startling, since an Israelite strove recently to show in his/ writing, that only obstinacy, ignorance and bigotry prevent a/ universal celebration of the Sabbath upon Sunday./</text:span></text:p>
      <text:p text:style-name="P7"><text:span text:style-name="T5">Nevertheless, lest some of my hearers may be induced to/ think that a passage in the book of Numbers, supports/</text:span></text:p>
      <text:p text:style-name="P7"><text:span text:style-name="T5"/></text:p>
      <text:p text:style-name="P7"><text:span text:style-name="T5">[Page 6]</text:span></text:p>
      <text:p text:style-name="P7"><text:span text:style-name="T5">the opinion advanced about di</text:span><text:span text:style-name="T6">f</text:span><text:span text:style-name="T5">fering the feast of un-/-leavened bread, I will briefly remark; that the Scripture speaks/ there exclusively of the paschal lamb. <text:s/>It prescribes that he/ who through some impurity or by reason of the distance, could/ not be present in the court of the Sanctuary at the time ordained by the law, should/ bring his offering at a later period. <text:s/>But that rule can-/-not in any manner be applicable to us. <text:s/>For, with the/ destruction of the Temple, the rite of sacrifice entirely ceased,/ whereas concerning the festival itself, we are repeatedly com-/-manded, irrespective of place or climate, to hold it for seven consecutive/ days; and it is explicitly written in the holy volumes [Hebrew]/ [Hebrew]. <text:s/>"In all your habitations, ye shall eat unleavened bread."/ <text:s/>Nothing short of infidelity can therefore occasion a disregard for/ that or </text:span><text:span text:style-name="T6">of</text:span><text:span text:style-name="T5"> other </text:span><text:span text:style-name="T6">biblical</text:span><text:span text:style-name="T5"> ceremonial injunctions of the Bible./</text:span></text:p>
      <text:p text:style-name="P7"><text:span text:style-name="T5">Our neighbours who closely watch us, interpret a </text:span><text:span text:style-name="T6">perceptible</text:span><text:span text:style-name="T5">/ </text:span><text:span text:style-name="T6">general</text:span><text:span text:style-name="T5"> defection </text:span><text:span text:style-name="T4">perceptible</text:span><text:span text:style-name="T5"> in our ranks; as a wish to merge into their religious com-/munities. <text:s/>But they also are greatly at fault. <text:s/>The Hebrews/ are a new school, do not contemn the ordinances of their faith,/ because they prefer those </text:span><text:span text:style-name="T6">of the</text:span><text:span text:style-name="T5"> imposed by the Nazarene church;/ but because the skepticism of Northern Europe, has seized/ their minds, and rendered them audacious./</text:span></text:p>
      <text:p text:style-name="P7"><text:span text:style-name="T5"/></text:p>
      <text:p text:style-name="P7"><text:span text:style-name="T5">[Page 7]</text:span></text:p>
      <text:p text:style-name="P7"><text:span text:style-name="T5">Being ill-at-ease under a law which lays restrictions/ on its votaries, they reason themselves into the belief that/ their fathers were unnecessarily burdened. <text:s/>That while the found-/-ations of Judaism are to stand immoveably, the fabric raised/ upon it, maybe pulled down at pleasure. <text:s/>And those individuals/ they call friends of enlightenment, who bring all their/ strength to bear on the demolition of that venerable structure./ <text:s/>But to accept any other dogma than that of one indivisible/ God, is as remote from their thoughts as it is form mine./ <text:s/>They would resent it as an offense, if told that their general/ conduct gives room to the supposition. <text:s/>In short: they/ are wiling to remain Jews, and be free to set at nought[sic!]/ the laws of Judaism. <text:s/>Alas! that it was my fate/ lately, to witness how far that disregard for the time-honored/ prescriptions of our religion, will be carried out. <text:s/>And the/ deeper is my sorrow, because I tacitly sanctioned what I/ should have openly reprehended; because--heedless of the/ duty I owe myself and my God, I lent my countenance/ to sin. <text:s/>But the very incident which saw me thus/ disgraced, revealed also how widely spread in Israel is the/ contagion of incredulity. <text:s/>It has infected every grade/</text:span></text:p>
      <text:p text:style-name="P7"><text:span text:style-name="T5"/></text:p>
      <text:p text:style-name="P7"><text:span text:style-name="T5">[Page 8]</text:span></text:p>
      <text:p text:style-name="P7"><text:span text:style-name="T5">of Jewish society, so that the fear of contamination debars/ a residue that are still faithful, from joining their own/ brethren at convivial gatherings. <text:s/>Oh Malachi! Oh/ sainted </text:span><text:span text:style-name="T6">precept</text:span><text:span text:style-name="T5"> Seer! <text:s/>Thou didst reprove the boldness of thy/ contemporaries. <text:s/>But what did they speak against the/ Most High, which is not exceeded in acrimony by certain Israelites of/ this age? <text:s/>They said [Hebrew] "It is </text:span><text:span text:style-name="T6">in</text:span><text:span text:style-name="T5"> vain/ to serve God, and what profit is it that we keep his/ </text:span><text:span text:style-name="T6">ordinances</text:span><text:span text:style-name="T5"> charge?" <text:s/>But now the pulpit declares the prophets/ false. <text:s/>The robed ministers of the Hebrew church berate/ Moses and decry his laws. <text:s/>Therefore is impiety rampant,/ and those who cling to the statutes &amp; ordinances of Horeb, deeply lament./ <text:s/></text:span><text:soft-page-break/><text:span text:style-name="T5">But....they shall rejoice, for each of their godly thoughts/ is already registered as a merit in the book of memorials/ [Hebrew]. <text:s/>Upon that dreadful day which the Lord creates,/ they shall be proclaimed His peculiar treasure. <text:s/>Then will be/ seen a palpable distraction between him that worships God/ [Hebrew] for God's sake [Hebrew], and him who worships/ </text:span><text:span text:style-name="T6">God</text:span><text:span text:style-name="T5"> not, safe for his own gain. [Hebrew]/ [Hebrew]. <text:s/>Dear Brethren! <text:s/>The consolatory/ promises chronicled in the Haftorah of this great Sabbath,/</text:span></text:p>
      <text:p text:style-name="P7"><text:span text:style-name="T5"/></text:p>
      <text:p text:style-name="P7"><text:span text:style-name="T5">[Page 9]</text:span></text:p>
      <text:p text:style-name="P7"><text:span text:style-name="T5">should be our stay through life. <text:s/>God broke asunder/ the chains that shackled our bodies, in order to bind us to his/ holy service; as it is written ye have seen what I did unto the Egyptians, &amp; "how I carried you upon eagles wings,/ </text:span><text:span text:style-name="T6">and brought</text:span><text:span text:style-name="T5"> to bring you unto myself." <text:s/>And the approaching festival/ is designed to awaken the memory of that assumed mission./ <text:s/>We may meet with obstacles in the performance thereof. <text:s/>We/ may perchance consider our labor unrequitted[sic!]; but you have/ heard the infallible sentence. <text:s/>To falter is to purchase ever-/-lasting sorrow; to persevere despite difficulties is to </text:span><text:span text:style-name="T6">gain</text:span><text:span text:style-name="T5"> earn/ a reward which lasts eternally. <text:s/>Who among you, O/ believing Israelites </text:span><text:span text:style-name="T6">who</text:span><text:span text:style-name="T5"> will hesitate to choose? <text:s/>I feel,/ I can safely count upon some, who will stand firm, and I turn/ with an abiding confidence towards our young brother, the "Bar Mitzvah."/ <text:s/>None will more steadily hold up the standard of Sinai. <text:s/>Precept/ and example will combine in strengthening his hands./ <text:s/>My friend! <text:s/>You are being fashioned in a mould, out of/ which your heart and soul will come </text:span><text:span text:style-name="T6">forth</text:span><text:span text:style-name="T5"> beautifully/ shapen. <text:s/>It is home instruction. <text:s/>Your parents doubtless/ value the education of the mind and will afford you the/ teaching capable of developping[sic!] your natural capacities./ <text:s/>But their main endeavours have been, and will continue to be,/</text:span></text:p>
      <text:p text:style-name="P7"><text:span text:style-name="T5"/></text:p>
      <text:p text:style-name="P7"><text:span text:style-name="T5">[Page 10]</text:span></text:p>
      <text:p text:style-name="P7"><text:span text:style-name="T5">the preservation of your soul. <text:s/>They love you bodily;/ but they are sensible of their responsibility before God,/ and therefore they will avoid the sin of which many/ a father and mother in Israel are now gently, even, of/ promoting the material interests of their sons, to the detri-/-ment of their spiritual weal. <text:s/>To add another/ word in praise of your natural guardians, would ill </text:span><text:span text:style-name="T6">become</text:span><text:span text:style-name="T5"> comfort/ </text:span><text:span text:style-name="T6">this place;</text:span><text:span text:style-name="T5"> with the dignity of the house of prayer; but to you, I must, by virtue of my calling,/ picture the blessings you enjoy; that you may appreciate/ and improve them. <text:s/>You are raised above want;/ hence you are shielded against <text:s/>the moral evils to which the/ children of the needy are often exposed. <text:s/>For, they must/ necessarily be sent out </text:span><text:span text:style-name="T6">into the world</text:span><text:span text:style-name="T5"> early in life to plod for their subsistence, and/ </text:span><text:span text:style-name="T6">there</text:span><text:span text:style-name="T5"> thus they frequently meet with corrupt associates. <text:s/>You can, under/ parental supervision, choose as companions those that/ are good and well-bred. <text:s/>You are likewise supplied with/ preceptors, who impart the knowledge of the law, conformably/ with the manner approved by our Sages, and you will/ not consequently imbibe any of the new-fangled notions, subversive/ of the revealed will of God. <text:s/>So, the instruments/ are at work, to keep you in the path of righteousness/</text:span></text:p>
      <text:p text:style-name="P7"><text:span text:style-name="T5"/></text:p>
      <text:p text:style-name="P7"><text:span text:style-name="T5">[Page 11]</text:span></text:p>
      <text:p text:style-name="P7"><text:span text:style-name="T5">should you abandon it, to follow that of vice and irreligion,/ you would at the latter end be stung by self-reproach and/ exclaim "How have I hated instruction, and how my heart despised/ correction, and I have not obeyed the voice of my superiors,/ and inclined not mine ears to my teachers." <text:s/>But you/ will, under God, remain steadfast, and I shall joyfully/ number you among the residue of the faithful./</text:span></text:p>
      <text:p text:style-name="P7"><text:span text:style-name="T5">May it be so, and may I glory with you over the increase/ of godliness in the community of whom you will, from this/ day be </text:span><text:span text:style-name="T6">counted</text:span><text:span text:style-name="T5"> reckoned a member. <text:s/>Grant Thy heavenly support,/ O Lord! to this son of Thy people, who has promised to walk/ in Thy statutes. <text:s/>Grant that he may ever obtain in this/ sacred dwelling a fresh incentive to do what is right in Thy sight./ <text:s/>May the demeanour of its attendants exalt him in spirit;/ the conduct of its officers inspire him with humility and/ goodness. <text:s/>May he be hereafter instrumental in perpe-/-trating this congregation, in maintaining its high standing, &amp; pro-/-moting its temporal and spiritual welfare. <text:s/>For, this </text:span><text:span text:style-name="T6">is</text:span><text:span text:style-name="T5"> the/ supplication </text:span><text:span text:style-name="T6">which</text:span><text:span text:style-name="T5"> we all unitedly offer, and the </text:span><text:soft-page-break/><text:span text:style-name="T5">accomplishing/ thereof will exalt Thy name, O Redeemer and everlasting/ Protector of Thy people Israel!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26T12:30:23.28</meta:creation-date>
    <dc:date>2012-07-26T14:17:53.43</dc:date>
    <dc:creator>Penn Libraries</dc:creator>
    <meta:editing-duration>PT00H06M3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6" meta:paragraph-count="89" meta:word-count="2516" meta:character-count="15420"/>
  </office:meta>
</office:document-meta>
</file>